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solid" draw:fill-color="#7da647" draw:fill-hatch-name="Black_20_45_20_Degrees" draw:fill-hatch-solid="tru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5e11a6" draw:fill-hatch-name="Black_20_-45_20_Degrees" draw:fill-hatch-solid="tru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hatch" draw:fill-color="#ffff66" draw:fill-gradient-name="Gradient_20_1" draw:fill-hatch-name="Cross_20_Hatching" draw:fill-hatch-solid="tru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4cm" fo:min-width="4.091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4cm" fo:min-width="2.118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cc66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554cm" fo:min-width="2.1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justify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1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1" draw:layer="layout" svg:width="8.467cm" svg:height="0.706cm" svg:x="8.41cm" svg:y="1.764cm">
          <draw:glue-point draw:id="4" svg:x="-3.323cm" svg:y="5cm"/>
          <draw:glue-point draw:id="5" svg:x="-4.994cm" svg:y="5cm"/>
          <draw:glue-point draw:id="6" svg:x="-1.665cm" svg:y="5cm"/>
          <draw:glue-point draw:id="7" svg:x="3.332cm" svg:y="5cm"/>
          <draw:glue-point draw:id="8" svg:x="4.999cm" svg:y="5cm"/>
          <draw:glue-point draw:id="9" svg:x="1.671cm" svg:y="5cm"/>
          <draw:glue-point draw:id="10" svg:x="-0.003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" draw:layer="layout" svg:width="2.822cm" svg:height="0.706cm" svg:x="7.408cm" svg:y="3.175cm">
          <draw:glue-point draw:id="4" svg:x="-5cm" svg:y="-5cm" draw:escape-direction="left"/>
          <draw:glue-point draw:id="5" svg:x="5cm" svg:y="-5cm"/>
          <draw:glue-point draw:id="6" svg:x="-5cm" svg:y="5cm"/>
          <draw:glue-point draw:id="7" svg:x="5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2.822cm" svg:height="0.706cm" svg:x="15.028cm" svg:y="3.175cm">
          <draw:glue-point draw:id="4" svg:x="-5cm" svg:y="-5cm"/>
          <draw:glue-point draw:id="5" svg:x="5cm" svg:y="-5cm"/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2.822cm" svg:height="0.706cm" svg:x="11.233cm" svg:y="3.175cm">
          <draw:glue-point draw:id="4" svg:x="-5cm" svg:y="-5cm"/>
          <draw:glue-point draw:id="5" svg:x="5cm" svg:y="-5cm"/>
          <text:p text:style-name="P4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415cm" svg:y1="2.47cm" svg:x2="7.408cm" svg:y2="3.175cm" draw:start-shape="id1" draw:start-glue-point="5" draw:end-shape="id2" draw:end-glue-point="4">
          <text:p text:style-name="P4"/>
        </draw:connector>
        <draw:connector draw:style-name="gr3" draw:text-style-name="P1" draw:layer="layout" draw:type="line" svg:x1="11.234cm" svg:y1="2.47cm" svg:x2="10.23cm" svg:y2="3.175cm" draw:start-shape="id1" draw:start-glue-point="6" draw:end-shape="id2" draw:end-glue-point="5">
          <text:p text:style-name="P4"/>
        </draw:connector>
        <draw:connector draw:style-name="gr3" draw:text-style-name="P1" draw:layer="layout" draw:type="line" svg:x1="11.234cm" svg:y1="2.47cm" svg:x2="11.233cm" svg:y2="3.175cm" draw:start-shape="id1" draw:start-glue-point="6" draw:end-shape="id3" draw:end-glue-point="4">
          <text:p text:style-name="P4"/>
        </draw:connector>
        <draw:connector draw:style-name="gr3" draw:text-style-name="P1" draw:layer="layout" draw:type="line" svg:x1="14.057cm" svg:y1="2.47cm" svg:x2="14.055cm" svg:y2="3.175cm" draw:start-shape="id1" draw:start-glue-point="9" draw:end-shape="id3" draw:end-glue-point="5">
          <text:p text:style-name="P4"/>
        </draw:connector>
        <draw:connector draw:style-name="gr3" draw:text-style-name="P1" draw:layer="layout" draw:type="line" svg:x1="14.057cm" svg:y1="2.47cm" svg:x2="15.028cm" svg:y2="3.175cm" draw:start-shape="id1" draw:start-glue-point="9" draw:end-shape="id4" draw:end-glue-point="4">
          <text:p text:style-name="P4"/>
        </draw:connector>
        <draw:connector draw:style-name="gr3" draw:text-style-name="P1" draw:layer="layout" draw:type="line" svg:x1="16.875cm" svg:y1="2.47cm" svg:x2="17.85cm" svg:y2="3.175cm" draw:start-shape="id1" draw:start-glue-point="8" draw:end-shape="id4" draw:end-glue-point="5">
          <text:p text:style-name="P4"/>
        </draw:connector>
        <draw:custom-shape draw:style-name="gr4" draw:text-style-name="P1" draw:id="id5" draw:layer="layout" svg:width="2.117cm" svg:height="0.706cm" svg:x="7.408cm" svg:y="4.586cm">
          <draw:glue-point draw:id="4" svg:x="-5cm" svg:y="-5cm" draw:escape-direction="left"/>
          <draw:glue-point draw:id="5" svg:x="5cm" svg:y="-5cm"/>
          <draw:glue-point draw:id="6" svg:x="-4.997cm" svg:y="5cm"/>
          <draw:glue-point draw:id="7" svg:x="4.997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408cm" svg:y1="3.881cm" svg:x2="7.408cm" svg:y2="4.586cm" draw:start-shape="id2" draw:start-glue-point="6" draw:end-shape="id5" draw:end-glue-point="4">
          <text:p text:style-name="P4"/>
        </draw:connector>
        <draw:connector draw:style-name="gr3" draw:text-style-name="P1" draw:layer="layout" draw:type="line" svg:x1="10.23cm" svg:y1="3.881cm" svg:x2="9.524cm" svg:y2="4.586cm" draw:start-shape="id2" draw:start-glue-point="7" draw:end-shape="id5" draw:end-glue-point="5">
          <text:p text:style-name="P4"/>
        </draw:connector>
        <draw:custom-shape draw:style-name="gr5" draw:text-style-name="P1" draw:id="id9" draw:layer="layout" svg:width="0.706cm" svg:height="0.706cm" svg:x="9.526cm" svg:y="5.292cm">
          <draw:glue-point draw:id="4" svg:x="-5cm" svg:y="-5cm" draw:escape-direction="left"/>
          <draw:glue-point draw:id="5" svg:x="5cm" svg:y="-5cm"/>
          <draw:glue-point draw:id="6" svg:x="-4.997cm" svg:y="5cm"/>
          <draw:glue-point draw:id="7" svg:x="4.997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id="id7" draw:layer="layout" svg:width="3.175cm" svg:height="0.706cm" svg:x="7.409cm" svg:y="6.703cm">
          <draw:glue-point draw:id="4" svg:x="-5cm" svg:y="-5cm" draw:escape-direction="left"/>
          <draw:glue-point draw:id="5" svg:x="5cm" svg:y="-5cm"/>
          <draw:glue-point draw:id="6" svg:x="-4.997cm" svg:y="5cm"/>
          <draw:glue-point draw:id="7" svg:x="4.997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8" draw:layer="layout" svg:width="0.353cm" svg:height="0.706cm" svg:x="7.056cm" svg:y="7.408cm">
          <draw:glue-point draw:id="4" svg:x="-5cm" svg:y="-5cm" draw:escape-direction="left"/>
          <draw:glue-point draw:id="5" svg:x="5cm" svg:y="-5cm"/>
          <draw:glue-point draw:id="6" svg:x="-5cm" svg:y="5cm"/>
          <draw:glue-point draw:id="7" svg:x="5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409cm" svg:y1="5.292cm" svg:x2="7.409cm" svg:y2="6.703cm" draw:start-shape="id5" draw:start-glue-point="6" draw:end-shape="id6" draw:end-glue-point="0">
          <text:p text:style-name="P4"/>
        </draw:connector>
        <draw:connector draw:style-name="gr3" draw:text-style-name="P1" draw:id="id6" draw:layer="layout" draw:type="line" svg:x1="7.409cm" svg:y1="6.703cm" svg:x2="7.409cm" svg:y2="6.703cm" draw:end-shape="id7" draw:end-glue-point="4">
          <text:p text:style-name="P4"/>
        </draw:connector>
        <draw:connector draw:style-name="gr3" draw:text-style-name="P1" draw:layer="layout" draw:type="line" svg:x1="7.41cm" svg:y1="7.409cm" svg:x2="7.408cm" svg:y2="7.408cm" draw:start-shape="id7" draw:start-glue-point="6" draw:end-shape="id8" draw:end-glue-point="5">
          <text:p text:style-name="P4"/>
        </draw:connector>
        <draw:connector draw:style-name="gr3" draw:text-style-name="P1" draw:layer="layout" draw:type="line" svg:x1="9.523cm" svg:y1="5.292cm" svg:x2="9.526cm" svg:y2="5.292cm" draw:start-shape="id5" draw:start-glue-point="7" draw:end-shape="id9" draw:end-glue-point="4">
          <text:p text:style-name="P4"/>
        </draw:connector>
        <draw:connector draw:style-name="gr3" draw:text-style-name="P1" draw:layer="layout" draw:type="line" svg:x1="10.231cm" svg:y1="5.998cm" svg:x2="10.583cm" svg:y2="6.703cm" draw:start-shape="id9" draw:start-glue-point="7" draw:end-shape="id7" draw:end-glue-point="5">
          <text:p text:style-name="P4"/>
        </draw:connector>
        <draw:frame draw:style-name="gr8" draw:text-style-name="P3" draw:layer="layout" svg:width="5.644cm" svg:height="0.806cm" svg:x="1.411cm" svg:y="1.715cm">
          <draw:text-box>
            <text:p text:style-name="P2"><text:span text:style-name="T1">Upper layer's Message</text:span></text:p>
          </draw:text-box>
        </draw:frame>
        <draw:frame draw:style-name="gr9" draw:text-style-name="P5" draw:layer="layout" svg:width="5.644cm" svg:height="0.806cm" svg:x="1.411cm" svg:y="3.126cm">
          <draw:text-box>
            <text:p text:style-name="P4"><text:span text:style-name="T1">Fragment</text:span></text:p>
          </draw:text-box>
        </draw:frame>
        <draw:frame draw:style-name="gr9" draw:text-style-name="P5" draw:layer="layout" svg:width="5.644cm" svg:height="0.806cm" svg:x="1.411cm" svg:y="4.537cm">
          <draw:text-box>
            <text:p text:style-name="P4"><text:span text:style-name="T1">Compress</text:span></text:p>
          </draw:text-box>
        </draw:frame>
        <draw:frame draw:style-name="gr9" draw:text-style-name="P5" draw:layer="layout" svg:width="5.644cm" svg:height="0.806cm" svg:x="1.411cm" svg:y="5.242cm">
          <draw:text-box>
            <text:p text:style-name="P4"><text:span text:style-name="T1">Add MAC</text:span></text:p>
          </draw:text-box>
        </draw:frame>
        <draw:frame draw:style-name="gr9" draw:text-style-name="P5" draw:layer="layout" svg:width="5.644cm" svg:height="0.806cm" svg:x="1.411cm" svg:y="6.653cm">
          <draw:text-box>
            <text:p text:style-name="P4"><text:span text:style-name="T1">Encrypt</text:span></text:p>
          </draw:text-box>
        </draw:frame>
        <draw:frame draw:style-name="gr9" draw:text-style-name="P6" draw:layer="layout" svg:width="5.644cm" svg:height="0.806cm" svg:x="1.411cm" svg:y="7.359cm">
          <draw:text-box>
            <text:p text:style-name="P4"><text:span text:style-name="T2">Add Record Header</text:span></text:p>
          </draw:text-box>
        </draw:frame>
        <draw:connector draw:style-name="gr10" draw:text-style-name="P1" draw:layer="layout" draw:type="line" svg:x1="8.818cm" svg:y1="6.703cm" svg:x2="8.466cm" svg:y2="6.703cm">
          <text:p text:style-name="P4"/>
        </draw:connector>
        <draw:custom-shape draw:style-name="gr11" draw:text-style-name="P1" draw:layer="layout" svg:width="0.353cm" svg:height="0.706cm" svg:x="10.231cm" svg:y="5.997cm">
          <draw:glue-point draw:id="4" svg:x="-5cm" svg:y="-5cm" draw:escape-direction="left"/>
          <draw:glue-point draw:id="5" svg:x="5cm" svg:y="-5cm"/>
          <draw:glue-point draw:id="6" svg:x="-5cm" svg:y="5cm"/>
          <draw:glue-point draw:id="7" svg:x="5cm" svg:y="5cm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5.644cm" svg:height="0.806cm" svg:x="1.411cm" svg:y="5.947cm">
          <draw:text-box>
            <text:p text:style-name="P4"><text:span text:style-name="T1">Pad </text:span><text:span text:style-name="T3">(if using block cipher)</text:span></text:p>
          </draw:text-box>
        </draw:frame>
        <draw:frame draw:style-name="gr13" draw:text-style-name="P7" draw:layer="layout" svg:width="1.84cm" svg:height="0.687cm" svg:x="7.899cm" svg:y="2.468cm">
          <draw:text-box>
            <text:p text:style-name="P7">&lt; 16 kB</text:p>
          </draw:text-box>
        </draw:frame>
        <draw:frame draw:style-name="gr13" draw:text-style-name="P7" draw:layer="layout" svg:width="1.84cm" svg:height="0.687cm" svg:x="11.724cm" svg:y="2.469cm">
          <draw:text-box>
            <text:p text:style-name="P7">&lt; 16 kB</text:p>
          </draw:text-box>
        </draw:frame>
        <draw:frame draw:style-name="gr13" draw:text-style-name="P7" draw:layer="layout" svg:width="1.84cm" svg:height="0.687cm" svg:x="15.519cm" svg:y="2.469cm">
          <draw:text-box>
            <text:p text:style-name="P7">&lt; 16 kB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Cross_20_Hatching" draw:display-name="Cross Hatching" draw:style="double" draw:color="#000000" draw:distance="0.176cm" draw:rotation="13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2-01T13:43:11</meta:creation-date>
    <dc:date>2006-02-13T03:44:33</dc:date>
    <dc:language>en-US</dc:language>
    <meta:editing-cycles>7</meta:editing-cycles>
    <meta:editing-duration>PT7H14M48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